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ynerzip@ULTP-395:~/Desktop/shatakshi-Notes$ git branch</text:p>
      <text:p text:style-name="Standard">fatal: not a git repository (or any of the parent directories): .git</text:p>
      <text:p text:style-name="Standard">synerzip@ULTP-395:~/Desktop/shatakshi-Notes$ git init'</text:p>
      <text:p text:style-name="Standard">&gt; ;</text:p>
      <text:p text:style-name="Standard">&gt; ^C</text:p>
      <text:p text:style-name="Standard">synerzip@ULTP-395:~/Desktop/shatakshi-Notes$ git init</text:p>
      <text:p text:style-name="Standard">Initialized empty Git repository in /home/synerzip/Desktop/shatakshi-Notes/.git/</text:p>
      <text:p text:style-name="Standard">synerzip@ULTP-395:~/Desktop/shatakshi-Notes$ git add .</text:p>
      <text:p text:style-name="Standard"/>
      <text:p text:style-name="Standard">synerzip@ULTP-395:~/Desktop/shatakshi-Notes$ git commit -m "IMP NOTES"</text:p>
      <text:p text:style-name="Standard"/>
      <text:p text:style-name="Standard">git push https://github.com/shatakshiLonkar/Imp_notes.git master: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8:26:39.435790954</meta:creation-date>
    <dc:date>2019-01-07T18:28:51.798135613</dc:date>
    <meta:editing-duration>PT2M15S</meta:editing-duration>
    <meta:editing-cycles>1</meta:editing-cycles>
    <meta:document-statistic meta:table-count="0" meta:image-count="0" meta:object-count="0" meta:page-count="1" meta:paragraph-count="10" meta:word-count="45" meta:character-count="512" meta:non-whitespace-character-count="477"/>
    <meta:generator>LibreOffice/6.1.2.1$Linux_X86_64 LibreOffice_project/10$Build-1</meta:generator>
  </office:meta>
</office:document-meta>
</file>